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text-properties fo:font-style="italic" fo:font-weight="bold" style:font-style-asian="italic" style:font-weight-asian="bold" style:font-style-complex="italic" style:font-weight-complex="bold"/>
    </style:style>
    <style:style style:name="P8" style:family="paragraph" style:parent-style-name="Standard" style:list-style-name="L3">
      <style:text-properties fo:font-style="italic" fo:font-weight="normal" style:font-style-asian="italic" style:font-weight-asian="normal" style:font-style-complex="italic" style:font-weight-complex="normal"/>
    </style:style>
    <style:style style:name="P9" style:family="paragraph" style:parent-style-name="Standard" style:list-style-name="L2"/>
    <style:style style:name="P10" style:family="paragraph" style:parent-style-name="Standard" style:list-style-name="L3">
      <style:text-properties fo:font-weight="normal" style:font-weight-asian="normal" style:font-weight-complex="normal"/>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21">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30" style:family="paragraph" style:parent-style-name="Standard" style:list-style-name="L10">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list-style-name="L1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list-style-name="L1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Standard" style:list-style-name="L22">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Standard" style:list-style-name="L18">
      <style:text-properties fo:font-size="12pt" fo:font-style="normal" fo:font-weight="normal" fo:background-color="#ff3333" style:font-size-asian="12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4">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18">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Standard" style:list-style-name="L19">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Standard" style:list-style-name="L7">
      <style:text-propertie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Standard" style:list-style-name="L8">
      <style:text-properties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list-style-name="L9">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list-style-name="L20">
      <style:text-properties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list-style-name="L21">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list-style-name="L11">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48"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49" style:family="paragraph" style:parent-style-name="Standard">
      <style:text-properties fo:font-size="18pt" fo:font-weight="bold" style:font-size-asian="18pt" style:font-weight-asian="bold" style:font-size-complex="18pt" style:font-weight-complex="bold"/>
    </style:style>
    <style:style style:name="P50" style:family="paragraph" style:parent-style-name="Standard" style:list-style-name="L3">
      <style:text-properties fo:color="#999999" fo:font-style="normal" fo:font-weight="normal" style:font-style-asian="normal" style:font-weight-asian="normal" style:font-style-complex="normal" style:font-weight-complex="normal"/>
    </style:style>
    <style:style style:name="P51" style:family="paragraph" style:parent-style-name="Standard" style:list-style-name="L3">
      <style:text-properties fo:color="#000000" fo:font-style="normal" fo:font-weight="normal" fo:background-color="#ff6600"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re design tenets:</text:p>
      <text:list xml:id="list7402438004969008876" text:style-name="L1">
        <text:list-item>
          <text:p text:style-name="P7">Simple, elegant, and quick to understand</text:p>
        </text:list-item>
        <text:list-item>
          <text:p text:style-name="P7">Exciting things happen as often as possible</text:p>
        </text:list-item>
        <text:list-item>
          <text:p text:style-name="P7">Battles are over quickly and decisively (5 – 10 mins) – game to play while waiting for something else</text:p>
        </text:list-item>
      </text:list>
      <text:p text:style-name="P6"/>
      <text:p text:style-name="P6">Setup:</text:p>
      <text:list xml:id="list2983286677055767618" text:style-name="L2">
        <text:list-item>
          <text:p text:style-name="P9">Non-player vehicles and characters are placed in predetermined places on the road grid according to the scenario (race vs hijacking etc.)</text:p>
        </text:list-item>
        <text:list-item>
          <text:p text:style-name="P9">The player has a specified zone on the road grid into which they can place their vehicles (e.g. the 'bottom' row of the grid)</text:p>
        </text:list-item>
        <text:list-item>
          <text:p text:style-name="P9">Once the vehicles are placed, the player can place all their characters into any locations on their vehicles - the only rule is that each vehicle must start with a driver</text:p>
        </text:list-item>
        <text:list-item>
          <text:p text:style-name="P9">The player also starts each battle with a set number of Nitro tokens<text:line-break/></text:p>
        </text:list-item>
      </text:list>
      <text:p text:style-name="P6">Turn order and actions:</text:p>
      <text:list xml:id="list31664601" text:continue-numbering="true" text:style-name="L2">
        <text:list-item>
          <text:p text:style-name="P9">The player team always goes first</text:p>
        </text:list-item>
        <text:list-item>
          <text:p text:style-name="P9">Each entire 'team' takes every action their characters have before the next team gets their turn</text:p>
        </text:list-item>
        <text:list-item>
          <text:p text:style-name="P9">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9">Once all actions have been taken, it's the turn of the next team</text:p>
        </text:list-item>
        <text:list-item>
          <text:p text:style-name="P9">Once all teams have completed their actions for the turn, all environmental actions occur (driverless cars drifting backwards etc.) - this is always at the very end of the turn</text:p>
        </text:list-item>
      </text:list>
      <text:p text:style-name="P6"/>
      <text:p text:style-name="P6">Nitro Tokens:</text:p>
      <text:list xml:id="list809922857663746021" text:style-name="L3">
        <text:list-item>
          <text:p text:style-name="P10">A special ability granted to the player-controlled team and intended to give them an edge in battles</text:p>
        </text:list-item>
        <text:list-item>
          <text:p text:style-name="P10">The player is given a set number of tokens at the beginning of every battle</text:p>
          <text:list>
            <text:list-item>
              <text:p text:style-name="P8">How is this number determined?</text:p>
            </text:list-item>
          </text:list>
        </text:list-item>
        <text:list-item>
          <text:p text:style-name="P50">Before any dice roll that involves the dice of a player-controlled character or vehicle, the player can choose to spend a one Nitro Token in order to give their rolls 'exploding' successes (every success rolled adds another dice to roll, if this one rolls a success than another is added to the pool, and so on until no more successes are rolled)</text:p>
        </text:list-item>
        <text:list-item>
          <text:p text:style-name="P51">TEST IT DOUBLING THE STATS OF A CHARACTER FOR THIS TURN! Can apply even after a failed roll?</text:p>
        </text:list-item>
      </text:list>
      <text:p text:style-name="P11"/>
      <text:p text:style-name="P12"/>
      <text:p text:style-name="P5">Character Stats</text:p>
      <text:list xml:id="list7093783638604794555" text:style-name="L4">
        <text:list-item>
          <text:p text:style-name="P14"><text:span text:style-name="T1">Health:</text:span> how much damage the character can take before being knocked out, when subtracted to zero the character is out of the battle</text:p>
        </text:list-item>
        <text:list-item>
          <text:p text:style-name="P14"><text:span text:style-name="T1">Speed:</text:span></text:p>
          <text:list>
            <text:list-item>
              <text:p text:style-name="P14">How fast the character can move + how quick their reflexes are</text:p>
            </text:list-item>
            <text:list-item>
              <text:p text:style-name="P14">How effective the character is at quickly maneuvering vehicles around the road</text:p>
            </text:list-item>
            <text:list-item>
              <text:p text:style-name="P14">The most important stat for drivers</text:p>
            </text:list-item>
          </text:list>
        </text:list-item>
        <text:list-item>
          <text:p text:style-name="P14"><text:span text:style-name="T1">Strength:</text:span></text:p>
          <text:list>
            <text:list-item>
              <text:p text:style-name="P14">How physically powerful the character is in melee combat</text:p>
            </text:list-item>
            <text:list-item>
              <text:p text:style-name="P14">How effective the character is at ramming other vehicles while driving</text:p>
            </text:list-item>
            <text:list-item>
              <text:p text:style-name="P14">The most important stat for brawlers</text:p>
            </text:list-item>
          </text:list>
        </text:list-item>
        <text:list-item>
          <text:p text:style-name="P14"><text:span text:style-name="T1">Tech:</text:span></text:p>
          <text:list>
            <text:list-item>
              <text:p text:style-name="P14">How good the character is at using and repairing technology and ranged weapons</text:p>
            </text:list-item>
            <text:list-item>
              <text:p text:style-name="P14">How effective their homemade armor is at protecting against ranged weapons</text:p>
            </text:list-item>
            <text:list-item>
              <text:p text:style-name="P14">How effective the driver is at using the armor of their vehicle to protect against ranged weapons</text:p>
            </text:list-item>
            <text:list-item>
              <text:p text:style-name="P14">The most important stat for engineers + mounted weapon users</text:p>
            </text:list-item>
          </text:list>
        </text:list-item>
      </text:list>
      <text:p text:style-name="P3"/>
      <text:p text:style-name="P3"/>
      <text:p text:style-name="P1">Vehicle Stats</text:p>
      <text:list xml:id="list31669161" text:continue-numbering="true" text:style-name="L4">
        <text:list-item>
          <text:p text:style-name="P14"><text:span text:style-name="T1">Health:</text:span> how physically tough the vehicle is, when subtracted to zero the vehicle will be disabled/wrecked</text:p>
        </text:list-item>
        <text:list-item>
          <text:p text:style-name="P14"><text:span text:style-name="T1">Speed:</text:span> how fast the vehicle can maneuver around the road</text:p>
        </text:list-item>
        <text:list-item>
          <text:p text:style-name="P37">Strength: <text:span text:style-name="T2">represents how heavy the vehicle is and how much ramming damage it does</text:span></text:p>
        </text:list-item>
        <text:list-item>
          <text:p text:style-name="P37">Tech:<text:span text:style-name="T2"> how much armor the vehicle has to protect against ranged weapons</text:span></text:p>
        </text:list-item>
      </text:list>
      <text:p text:style-name="P2"><text:span text:style-name="T2"/></text:p>
      <text:p text:style-name="P6"/>
      <text:p text:style-name="P49">Stats and rolls</text:p>
      <text:list xml:id="list2191005847965656216" text:style-name="L18">
        <text:list-item>
          <text:p text:style-name="P25">Each character/vehicle has three non-HP stats that determine their stats – represented by a number of dice for each</text:p>
        </text:list-item>
        <text:list-item>
          <text:p text:style-name="P25">Most actions a character takes will be more or less effective depending on how many stat dice they have that are used for that particular action</text:p>
        </text:list-item>
        <text:list-item>
          <text:p text:style-name="P25">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35">CONTESTED ROLLS VS A FRIENDLY CHAR/VEHICLE</text:p>
        </text:list-item>
        <text:list-item>
          <text:p text:style-name="P25">There are three categories of action a character/vehicle driven by a character can make:</text:p>
        </text:list-item>
        <text:list-item>
          <text:p text:style-name="P38">Simple <text:span text:style-name="T4">(Brace, Leap):</text:span> <text:span text:style-name="T2">the stats of the character don't affect action</text:span></text:p>
        </text:list-item>
        <text:list-item>
          <text:p text:style-name="P38">Stat check (<text:span text:style-name="T4">Move, Drive, Repair</text:span>): </text:p>
          <text:list>
            <text:list-item>
              <text:p text:style-name="P38"><text:span text:style-name="T5">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38"><text:span text:style-name="T5">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38"><text:soft-page-break/>Stat contest (<text:span text:style-name="T4">Melee Attack, Shove, Shake, Ram, Ranged Attack</text:span>):</text:p>
          <text:list>
            <text:list-item>
              <text:p text:style-name="P25">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29">Tied rolls are always won by the player</text:p>
            </text:list-item>
            <text:list-item>
              <text:p text:style-name="P32">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
        </text:list-item>
      </text:list>
      <text:p text:style-name="P31"/>
      <text:p text:style-name="P31"/>
      <text:p text:style-name="P1">Character Statuses</text:p>
      <text:list xml:id="list1063933857649861322" text:style-name="L19">
        <text:list-item>
          <text:p text:style-name="P39">Threatened: <text:span text:style-name="T2">if a character has an enemy character adjacent, they gain the Threatened status and all Stat Check Actions involve rolls rather than using max stat values</text:span></text:p>
        </text:list-item>
        <text:list-item>
          <text:p text:style-name="P39">Braced:<text:span text:style-name="T2"> if a character ends their turn in the interior of a vehicle or uses the Braced action, they gain the Braced status</text:span></text:p>
          <text:list>
            <text:list-item>
              <text:p text:style-name="P39"><text:span text:style-name="T2">This prevents them from being targeted by Ranged Attacks, Pushed, or affected by the vehicle Shake action</text:span></text:p>
            </text:list-item>
          </text:list>
        </text:list-item>
        <text:list-item>
          <text:p text:style-name="P39">Unconscious<text:span text:style-name="T2">:</text:span></text:p>
        </text:list-item>
      </text:list>
      <text:p text:style-name="P48"/>
      <text:p text:style-name="P40">Falling off vehicles</text:p>
      <text:list xml:id="list6809835188813997543" text:style-name="L22">
        <text:list-item>
          <text:p text:style-name="P34">After falling off a vehicle, check to see if any vehicles are 'behind' that vehicle on the Road Grid</text:p>
        </text:list-item>
        <text:list-item>
          <text:p text:style-name="P34">For each of those vehicles iterating from the closest back:</text:p>
          <text:list>
            <text:list-item>
              <text:p text:style-name="P34">Roll Speed vs vehicle + driver Speed - if the character wins, they choose a clinging position on the back of the vehicle and move there without taking any damage (dodged the wheels)</text:p>
            </text:list-item>
            <text:list-item>
              <text:p text:style-name="P34">Else if they lose, the character takes damage equal to the Strength of the vehicle + driver (doesn't matter if they're friendly or not) as they get hit by the vehicle</text:p>
            </text:list-item>
            <text:list-item>
              <text:p text:style-name="P34">If the character is still alive, the loop starts again if another vehicle is behind this one </text:p>
            </text:list-item>
          </text:list>
        </text:list-item>
      </text:list>
      <text:p text:style-name="P40"/>
      <text:p text:style-name="P40"/>
      <text:p text:style-name="P40"/>
      <text:p text:style-name="P40">Character death</text:p>
      <text:p text:style-name="P40">Vehicle disabling vs wrecking</text:p>
      <text:p text:style-name="P5">Character Actions</text:p>
      <text:p text:style-name="P2">Move (stat check):</text:p>
      <text:list xml:id="list6795336767385301994" text:style-name="L5">
        <text:list-item>
          <text:p text:style-name="P15">Move between vehicle locations – the max number of locations traversed using a single Move action is equal to the SPEED stat of the character</text:p>
        </text:list-item>
        <text:list-item>
          <text:p text:style-name="P15">Cannot move through locations occupied by enemy characters, but can move through those occupied by friendly characters as long as the mover ends their action in an empty location</text:p>
        </text:list-item>
        <text:list-item>
          <text:p text:style-name="P15">If the character finishes their move on an exterior vehicle location they gain the 'EXPOSED' status – this is removed if they are no longer on the exterior</text:p>
        </text:list-item>
      </text:list>
      <text:p text:style-name="P3"/>
      <text:p text:style-name="P2">Brace (simple):</text:p>
      <text:list xml:id="list1232346671248788528" text:style-name="L6">
        <text:list-item>
          <text:p text:style-name="P16">Gives the character the BRACED status (see Character Statuses for effects)</text:p>
        </text:list-item>
      </text:list>
      <text:p text:style-name="P3"/>
      <text:p text:style-name="P2">Leap (simple):</text:p>
      <text:list xml:id="list2170002804223693278" text:style-name="L7">
        <text:list-item>
          <text:p text:style-name="P41">Must be hanging on one of the sides of a vehicle in order to Leap</text:p>
        </text:list-item>
        <text:list-item>
          <text:p text:style-name="P41">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17">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3"/>
      <text:p text:style-name="P2">Melee Attack (stat contest):</text:p>
      <text:list xml:id="list8478966799583551040" text:style-name="L20">
        <text:list-item>
          <text:p text:style-name="P44">Must be adjacent to the target enemy character</text:p>
        </text:list-item>
        <text:list-item>
          <text:p text:style-name="P26">Roll Strength vs Strength – if the instigator wins, the target takes damage equal to the Strength stat of the aggressor</text:p>
        </text:list-item>
        <text:list-item>
          <text:p text:style-name="P26">Can also be used on the Engine of a vehicle to damage it (roll char Str vs vehicle Str)</text:p>
        </text:list-item>
      </text:list>
      <text:p text:style-name="P2"/>
      <text:p text:style-name="P2">Shove (stat contest):</text:p>
      <text:list xml:id="list1461455874967621415" text:style-name="L21">
        <text:list-item>
          <text:p text:style-name="P45">Must be adjacent to the target – can also be used on friendly characters</text:p>
        </text:list-item>
        <text:list-item>
          <text:p text:style-name="P27">Roll Strength vs Strength – if the instigator wins, they can choose an empty adjacent position to move the target char into, then the instigator moves into their former location</text:p>
          <text:list>
            <text:list-item>
              <text:p text:style-name="P27">If the target is clinging on the exterior of a vehicle, the instigator can choose to make them fall off the vehicle instead</text:p>
            </text:list-item>
          </text:list>
        </text:list-item>
      </text:list>
      <text:p text:style-name="P2"/>
      <text:p text:style-name="P2">Repair (stat check):</text:p>
      <text:list xml:id="list1789564706522124290" text:style-name="L8">
        <text:list-item>
          <text:p text:style-name="P42">Must be occupying the Engine location of a vehicle</text:p>
        </text:list-item>
        <text:list-item>
          <text:p text:style-name="P28">Character can heal the HP of the vehicle according to their Tech stat/roll</text:p>
        </text:list-item>
      </text:list>
      <text:p text:style-name="P3"/>
      <text:p text:style-name="P2">Fire Ranged Weapon (stat contest):</text:p>
      <text:list xml:id="list7037803151386988934" text:style-name="L9">
        <text:list-item>
          <text:p text:style-name="P43">Must be occupying the weapon location</text:p>
        </text:list-item>
        <text:list-item>
          <text:p text:style-name="P18">Can be fired at a vehicle or a character within the specified weapon range on the Road Grid, including the vehicle the weapon is mounted on + chars on/within it</text:p>
        </text:list-item>
        <text:list-item>
          <text:p text:style-name="P18">Cannot be fired at any Braced characters</text:p>
        </text:list-item>
        <text:list-item>
          <text:p text:style-name="P18">Can't be fired at a vehicle or any inhabitants if another vehicle is in the way</text:p>
        </text:list-item>
        <text:list-item>
          <text:p text:style-name="P18">Roll instigator char + weapon Tech vs target Tech – if the instigator wins, the target takes damage equal to the combined char + weapon Tech stats</text:p>
        </text:list-item>
      </text:list>
      <text:p text:style-name="P2"><text:s/></text:p>
      <text:p text:style-name="P2">Wait: <text:span text:style-name="T2">spends an action doing nothing</text:span></text:p>
      <text:p text:style-name="P1"><text:span text:style-name="T3"/></text:p>
      <text:p text:style-name="P1"><text:span text:style-name="T3"/></text:p>
      <text:p text:style-name="P1"><text:soft-page-break/>Driving Actions</text:p>
      <text:p text:style-name="P4">Requires a character in the driver's seat location – each Vehicle Action costs one of the actions of the driver to perform</text:p>
      <text:p text:style-name="P2"/>
      <text:p text:style-name="P2">Drive (stat check):</text:p>
      <text:list xml:id="list31651261" text:continue-list="list6795336767385301994" text:style-name="L5">
        <text:list-item>
          <text:p text:style-name="P15">Move the vehicle to another location on the Road Grid up to a maximum number of spaces equal to the combined SPEED stats of the current driver and the vehicle</text:p>
        </text:list-item>
        <text:list-item>
          <text:p text:style-name="P15">The vehicle cannot move through any spaces occupied by other vehicles, even friendly ones</text:p>
        </text:list-item>
        <text:list-item>
          <text:p text:style-name="P15">The vehicle can only move in the cardinal directions on the Road Grid, not diagonally</text:p>
        </text:list-item>
      </text:list>
      <text:p text:style-name="P3"/>
      <text:p text:style-name="P2">Shake (stat contest):</text:p>
      <text:list xml:id="list3195468722143323341" text:style-name="L10">
        <text:list-item>
          <text:p text:style-name="P30">Causes all Braced characters on/in the vehicle to lose that status</text:p>
        </text:list-item>
        <text:list-item>
          <text:p text:style-name="P33">Any exterior characters on the vehicle who weren't Braced when this action was performed have to roll their Speed stat vs the combined Speed of the driver + vehicle</text:p>
          <text:list>
            <text:list-item>
              <text:p text:style-name="P33">If they lose, they fall off the vehicle</text:p>
            </text:list-item>
          </text:list>
        </text:list-item>
      </text:list>
      <text:p text:style-name="P3"/>
      <text:p text:style-name="P2">Ram (stat contest):</text:p>
      <text:list xml:id="list2049410100344169388" text:style-name="L11">
        <text:list-item>
          <text:p text:style-name="P46">Vehicle must be cardinally adjacent to target vehicle on the Road Grid</text:p>
        </text:list-item>
        <text:list-item>
          <text:p text:style-name="P19">Roll instigator driver + vehicle Str vs target driver + vehicle Str</text:p>
        </text:list-item>
        <text:list-item>
          <text:p text:style-name="P19">If instigator wins:</text:p>
          <text:list>
            <text:list-item>
              <text:p text:style-name="P19">If there's a clear place/places for the target vehicle to move into on the Road Grid, both the instigator and target vehicles move 1 spot in the direction in which the instigator was ramming (e.g. Ramming to right means both vehicles move 1 position to the right)</text:p>
            </text:list-item>
            <text:list-item>
              <text:p text:style-name="P19">Else if the target can't move because that space is already occupied, the target takes damage equal to the combined Str stat of the instigator driver + vehicle and both vehicles stay where they are on the Road Grid </text:p>
              <text:list>
                <text:list-item>
                  <text:p text:style-name="P19">This also causes all the effects of the Shake action for both vehicles (chars lose Braced status, exterior unbraced chars have to roll to avoid falling off)</text:p>
                </text:list-item>
              </text:list>
            </text:list-item>
            <text:list-item>
              <text:p text:style-name="P19">If the target is forced off the Road Grid, that vehicle and any inhabitants are out of the battle</text:p>
            </text:list-item>
          </text:list>
        </text:list-item>
      </text:list>
      <text:p text:style-name="P3"/>
      <text:p text:style-name="P3"/>
      <text:p text:style-name="P5">Types of Rolls/Actions Involving Dice</text:p>
      <text:p text:style-name="P2"/>
      <text:p text:style-name="P2">No dice/stats:</text:p>
      <text:list xml:id="list8735152370160087463" text:style-name="L12">
        <text:list-item>
          <text:p text:style-name="P20">Brace</text:p>
        </text:list-item>
        <text:list-item>
          <text:p text:style-name="P20">Leap</text:p>
        </text:list-item>
      </text:list>
      <text:p text:style-name="P2"><text:s/></text:p>
      <text:p text:style-name="P2">Safe (just use number of dice, no rolling required):</text:p>
      <text:list xml:id="list7641088184510669659" text:style-name="L13">
        <text:list-item>
          <text:p text:style-name="P21">Character move</text:p>
        </text:list-item>
        <text:list-item>
          <text:p text:style-name="P21">Vehicle drive</text:p>
        </text:list-item>
        <text:list-item>
          <text:p text:style-name="P21">Repair</text:p>
        </text:list-item>
      </text:list>
      <text:p text:style-name="P3"/>
      <text:p text:style-name="P2">Inhibited (if enemy char is adjacent to player char while performing a typically 'safe' action, roll stat dice and use total succcesses as result instead):</text:p>
      <text:list xml:id="list6650585629034445504" text:style-name="L14">
        <text:list-item>
          <text:p text:style-name="P22">Character move</text:p>
        </text:list-item>
        <text:list-item>
          <text:p text:style-name="P22">Vehicle drive</text:p>
        </text:list-item>
        <text:list-item>
          <text:p text:style-name="P22">Repair</text:p>
        </text:list-item>
      </text:list>
      <text:p text:style-name="P3"/>
      <text:p text:style-name="P2">Contest (roll two dice pools of opposing characters/vehicles against each other and winner gets result they want – in ties, action initiator always wins):</text:p>
      <text:list xml:id="list8328352312469690011" text:style-name="L15">
        <text:list-item>
          <text:p text:style-name="P23">Attack (char BRAWL vs BRAWL) (if aggressor wins, loser takes agg Brawl stat as damage – else it misses)</text:p>
        </text:list-item>
        <text:list-item>
          <text:p text:style-name="P23">Shove (char BRAWL vs BRAWL) (if aggressor wins, loser gets pushed – else they stay where they are)</text:p>
        </text:list-item>
        <text:list-item>
          <text:p text:style-name="P23">Shake (char + vehicle SPEED vs char SPEED) (if aggressor (car) wins, loser falls off vehicle – else they stay where they are)</text:p>
        </text:list-item>
        <text:list-item>
          <text:p text:style-name="P23">Ram (vehicle WEIGHT vs WEIGHT) (if aggressor wins, other vehicle gets pushed)</text:p>
        </text:list-item>
        <text:list-item>
          <text:p text:style-name="P23">Fire ranged weapon (char/vehicle TECH vs enemy char/vehicle TECH) (if aggressor wins, target takes weapon damage)</text:p>
        </text:list-item>
      </text:list>
      <text:p text:style-name="P2"/>
      <text:p text:style-name="P2"/>
      <text:p text:style-name="P5">Battle #2 Notes</text:p>
      <text:p text:style-name="P3"/>
      <text:list xml:id="list1873978513324494786" text:style-name="L16">
        <text:list-item>
          <text:p text:style-name="P24">Mounting a weapon gives character the EXPOSED status</text:p>
        </text:list-item>
        <text:list-item>
          <text:p text:style-name="P24">Can you drive to the victory zone and win if you have enemy characters in your vehicles still? Or have to get rid of them first?</text:p>
        </text:list-item>
        <text:list-item>
          <text:p text:style-name="P24">Can Shove/Ram chars/vehicles on your own team without it being contested in order to reposition them at the cost of another char's action</text:p>
          <text:list>
            <text:list-item>
              <text:p text:style-name="P24">Can shoot another vehicle without rolling if it's driven by one of your characters</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6M59S</meta:editing-duration>
    <meta:editing-cycles>61</meta:editing-cycles>
    <meta:generator>OpenOffice/4.1.12$Win32 OpenOffice.org_project/4112m1$Build-9809</meta:generator>
    <dc:date>2024-06-27T11:40:25.84</dc:date>
    <dc:creator>Chris Murphy</dc:creator>
    <meta:document-statistic meta:table-count="0" meta:image-count="0" meta:object-count="0" meta:page-count="7" meta:paragraph-count="140" meta:word-count="2290" meta:character-count="12488"/>
    <meta:user-defined meta:name="Info 1"/>
    <meta:user-defined meta:name="Info 2"/>
    <meta:user-defined meta:name="Info 3"/>
    <meta:user-defined meta:name="Info 4"/>
  </office:meta>
</office:document-meta>
</file>